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8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9" style:family="paragraph" style:parent-style-name="Standard">
      <style:text-properties fo:font-weight="bold" officeooo:rsid="001a0490" officeooo:paragraph-rsid="001a0490" style:font-weight-asian="bold" style:font-weight-complex="bold"/>
    </style:style>
    <style:style style:name="P10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1" style:family="paragraph" style:parent-style-name="Standard">
      <style:text-properties officeooo:rsid="00022442" officeooo:paragraph-rsid="00022442"/>
    </style:style>
    <style:style style:name="P12" style:family="paragraph" style:parent-style-name="Standard">
      <style:text-properties officeooo:rsid="00028488" officeooo:paragraph-rsid="00028488"/>
    </style:style>
    <style:style style:name="P13" style:family="paragraph" style:parent-style-name="Standard">
      <style:text-properties officeooo:rsid="000409cc" officeooo:paragraph-rsid="000409cc"/>
    </style:style>
    <style:style style:name="P14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5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6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17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18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19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0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1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22" style:family="paragraph" style:parent-style-name="Standard">
      <style:text-properties fo:font-weight="normal" officeooo:rsid="0001d0f6" style:font-weight-asian="normal" style:font-weight-complex="normal"/>
    </style:style>
    <style:style style:name="P23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4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25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26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27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28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29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0" style:family="paragraph" style:parent-style-name="Standard">
      <style:text-properties officeooo:paragraph-rsid="0006a9c0"/>
    </style:style>
    <style:style style:name="P31" style:family="paragraph" style:parent-style-name="Standard">
      <style:text-properties officeooo:paragraph-rsid="00094a94"/>
    </style:style>
    <style:style style:name="P32" style:family="paragraph" style:parent-style-name="Standard">
      <style:text-properties officeooo:paragraph-rsid="000a7ada"/>
    </style:style>
    <style:style style:name="P33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34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35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officeooo:rsid="00080b9b"/>
    </style:style>
    <style:style style:name="T10" style:family="text">
      <style:text-properties officeooo:rsid="00094a9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4a94" style:font-weight-asian="bold" style:font-weight-complex="bold"/>
    </style:style>
    <style:style style:name="T13" style:family="text">
      <style:text-properties fo:font-weight="bold" officeooo:rsid="000a7ada" style:font-weight-asian="bold" style:font-weight-complex="bold"/>
    </style:style>
    <style:style style:name="T14" style:family="text">
      <style:text-properties fo:font-weight="bold" officeooo:rsid="001a2b49" style:font-weight-asian="bold" style:font-weight-complex="bold"/>
    </style:style>
    <style:style style:name="T15" style:family="text">
      <style:text-properties fo:font-weight="bold" officeooo:rsid="001bad16" style:font-weight-asian="bold" style:font-weight-complex="bold"/>
    </style:style>
    <style:style style:name="T16" style:family="text">
      <style:text-properties officeooo:rsid="0012bdb7"/>
    </style:style>
    <style:style style:name="T17" style:family="text">
      <style:text-properties officeooo:rsid="00141857"/>
    </style:style>
    <style:style style:name="T18" style:family="text">
      <style:text-properties officeooo:rsid="00197a00"/>
    </style:style>
    <style:style style:name="T19" style:family="text">
      <style:text-properties officeooo:rsid="001a2b49"/>
    </style:style>
    <style:style style:name="T20" style:family="text">
      <style:text-properties officeooo:rsid="001bad16"/>
    </style:style>
    <style:style style:name="T21" style:family="text">
      <style:text-properties officeooo:rsid="0020a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hases</text:p>
      <text:p text:style-name="P22">validate - validate the project is correct and all necessary information is available</text:p>
      <text:p text:style-name="P22">compile - compile the source code of the project</text:p>
      <text:p text:style-name="P22">test - test the compiled source code using a suitable unit testing framework. These tests should not require the code be packaged or deployed</text:p>
      <text:p text:style-name="P22">package - take the compiled code and package it in its distributable format, such as a JAR.</text:p>
      <text:p text:style-name="P22">verify - run any checks on results of integration tests to ensure quality criteria are met</text:p>
      <text:p text:style-name="P22">install - install the package into the local repository, for use as a dependency in other projects locally</text:p>
      <text:p text:style-name="P22">deploy - done in the build environment, copies the final package to the remote repository for sharing with other developers and projects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../../maven_repository" text:style-name="Internet_20_link" text:visited-style-name="Visited_20_Internet_20_Link">C:/maven_repository</text:a>&lt;/localRepository&gt;</text:p>
      <text:p text:style-name="P11">May be overriden in pom.xml</text:p>
      <text:p text:style-name="P11">&lt;repositories&gt;</text:p>
      <text:p text:style-name="P11"><text:tab/>&lt;repository&gt;</text:p>
      <text:p text:style-name="P11"><text:tab/><text:tab/>&lt;id&gt;my-internal-site&lt;/id&gt;</text:p>
      <text:p text:style-name="P11"><text:tab/><text:tab/>&lt;username&gt;my_login&lt;/username&gt;</text:p>
      <text:p text:style-name="P11"><text:tab/><text:tab/>&lt;password&gt;my_password&lt;/password&gt;</text:p>
      <text:p text:style-name="P11"><text:tab/><text:tab/>&lt;url&gt;<text:a xlink:type="simple" xlink:href="http://myserver/repo" text:style-name="Internet_20_link" text:visited-style-name="Visited_20_Internet_20_Link">http://myserver/repo</text:a>&lt;/url&gt;</text:p>
      <text:p text:style-name="P11"><text:tab/><text:tab/>&lt;snapshots&gt;</text:p>
      <text:p text:style-name="P11"><text:tab/><text:tab/><text:tab/>&lt;enabled&gt;true&lt;/enabled&gt;</text:p>
      <text:p text:style-name="P11"><text:tab/><text:tab/><text:tab/>&lt;updatePolicy&gt;always/daily/interval:&lt;minutes&gt;/never&lt;/updatePolicy&gt; - how offten newer snapshot will be loaded to repository</text:p>
      <text:p text:style-name="P11"><text:tab/><text:tab/>&lt;/snapshots&gt;</text:p>
      <text:p text:style-name="P11"><text:tab/>&lt;/repository&gt;</text:p>
      <text:p text:style-name="P11">&lt;/repositories&gt;</text:p>
      <text:p text:style-name="P11"/>
      <text:p text:style-name="P12">&lt;modelVersion&gt;4.0.0&lt;/modelVersion&gt; - version of pom-model</text:p>
      <text:p text:style-name="P12">&lt;groupId&gt;x.y.z&lt;/groupId&gt; - unique identifier for project or projects written by one team/company. Should follow package name rules.</text:p>
      <text:p text:style-name="P12">&lt;artifactId&gt;&lt;/artifactId&gt; - the name of jar/war/.. that will be generated</text:p>
      <text:p text:style-name="P13">&lt;packaging&gt;jar/war/<text:span text:style-name="T2">pom(no primary binary, there will be binary for each sub-module); for complex enterprise)</text:span>&lt;/packaging&gt;</text:p>
      <text:p text:style-name="P12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2"/>
      <text:p text:style-name="P3">Dependency</text:p>
      <text:p text:style-name="P14">&lt;dependencies&gt;</text:p>
      <text:p text:style-name="P14"><text:tab/>&lt;dependency&gt;</text:p>
      <text:p text:style-name="P14"><text:tab/><text:tab/>&lt;groupId&gt;junit&lt;/groupId&gt;</text:p>
      <text:p text:style-name="P14"><text:tab/><text:tab/>&lt;artifactId&gt;junit&lt;/artifactId&gt;</text:p>
      <text:p text:style-name="P14"><text:tab/><text:tab/>&lt;version&gt;3.8.1&lt;/version&gt;</text:p>
      <text:p text:style-name="P15"><text:tab/><text:tab/>&lt;scope&gt;</text:p>
      <text:p text:style-name="P15"><text:tab/><text:tab/><text:tab/><text:span text:style-name="T3">compile – default, needed for compilation will be in classpath</text:span></text:p>
      <text:p text:style-name="P15"><text:soft-page-break/><text:tab/><text:tab/><text:tab/><text:span text:style-name="T3">provided – container will provide during runtime, dependency is already in classpath of container</text:span></text:p>
      <text:p text:style-name="P30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5"><text:tab/><text:tab/><text:tab/><text:span text:style-name="T3">runtime – needed on runtime(like JDBC driver), no direct reference in code. Will put in classpath for run and test</text:span></text:p>
      <text:p text:style-name="P15"><text:tab/><text:tab/><text:tab/><text:span text:style-name="T3">test – needed for test, not for normal execution</text:span></text:p>
      <text:p text:style-name="P15"><text:tab/><text:tab/><text:tab/><text:span text:style-name="T9">import – only for &lt;type&gt;pom&lt;/..&gt;, just replace this depency by dependencies from referenced pom.xml</text:span></text:p>
      <text:p text:style-name="P15"><text:tab/><text:tab/>&lt;/scope&gt;</text:p>
      <text:p text:style-name="P30"><text:span text:style-name="T4"><text:tab/><text:tab/></text:span><text:span text:style-name="T6">&lt;type&gt;jar(default)/war/pom/...&lt;/type&gt;</text:span></text:p>
      <text:p text:style-name="P14"><text:tab/>&lt;/dependency&gt;</text:p>
      <text:p text:style-name="P14"/>
      <text:p text:style-name="P14"><text:tab/>***</text:p>
      <text:p text:style-name="P14"/>
      <text:p text:style-name="P14">&lt;/dependencies&gt;</text:p>
      <text:p text:style-name="P12"/>
      <text:p text:style-name="P12"/>
      <text:p text:style-name="P4"><text:span text:style-name="T10">&lt;</text:span>dependencyManagement<text:span text:style-name="T10">&gt;</text:span></text:p>
      <text:p text:style-name="P31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21"/>
      <text:p text:style-name="P32"><text:span text:style-name="T12">M</text:span><text:span text:style-name="T13">odules</text:span></text:p>
      <text:p text:style-name="P17">&lt;parent&gt;</text:p>
      <text:p text:style-name="P19"><text:tab/>common configurations for modules</text:p>
      <text:p text:style-name="P17">&lt;/parrent&gt;</text:p>
      <text:p text:style-name="P5"/>
      <text:p text:style-name="P16">&lt;modules&gt;</text:p>
      <text:p text:style-name="P16"><text:tab/>&lt;module&gt;artifactId of module&lt;/module&gt;</text:p>
      <text:p text:style-name="P16"><text:tab/>&lt;module&gt;artifactId of module&lt;/module&gt;</text:p>
      <text:p text:style-name="P16">&lt;/modules&gt;</text:p>
      <text:p text:style-name="P16"/>
      <text:p text:style-name="P16"/>
      <text:p text:style-name="P6">compilation</text:p>
      <text:p text:style-name="P20">//<text:span text:style-name="T18">do not work with java 9 and above</text:span></text:p>
      <text:p text:style-name="P20">&lt;properties&gt;</text:p>
      <text:p text:style-name="P20"><text:s text:c="2"/><text:tab/>&lt;maven.compiler.source&gt;1.8&lt;/maven.compiler.source&gt;</text:p>
      <text:p text:style-name="P20"><text:s text:c="2"/><text:tab/>&lt;maven.compiler.target&gt;1.8&lt;/maven.compiler.target&gt;</text:p>
      <text:p text:style-name="P20"><text:s text:c="2"/>&lt;/properties&gt;</text:p>
      <text:p text:style-name="P20"/>
      <text:p text:style-name="P23">&lt;build&gt;</text:p>
      <text:p text:style-name="P20">&lt;plugins&gt;</text:p>
      <text:p text:style-name="P20"><text:tab/>&lt;plugin&gt;</text:p>
      <text:p text:style-name="P20"><text:tab/><text:tab/>&lt;groupId&gt;org.apache.maven.plugins&lt;/groupId&gt;</text:p>
      <text:p text:style-name="P20"><text:tab/><text:tab/>&lt;artifactId&gt;maven-compiler-plugin&lt;/artifactId&gt;</text:p>
      <text:p text:style-name="P20"><text:tab/><text:tab/>&lt;version&gt;3.8.1&lt;/version&gt;</text:p>
      <text:p text:style-name="P20"><text:tab/><text:tab/>&lt;configuration&gt;</text:p>
      <text:p text:style-name="P20"><text:tab/><text:tab/><text:tab/><text:span text:style-name="T21">&lt;debug&gt;false&lt;/debug&gt; - without debugging information</text:span></text:p>
      <text:p text:style-name="P20"><text:tab/><text:tab/><text:tab/>//<text:span text:style-name="T16">till java 8</text:span></text:p>
      <text:p text:style-name="P20"><text:soft-page-break/><text:tab/><text:tab/><text:tab/>&lt;source&gt;1.8&lt;/source&gt;</text:p>
      <text:p text:style-name="P20"><text:tab/><text:tab/><text:tab/>&lt;target&gt;1.8&lt;/target&gt;</text:p>
      <text:p text:style-name="P20"><text:tab/><text:tab/><text:tab/>//<text:span text:style-name="T16">for java 9 and above</text:span></text:p>
      <text:p text:style-name="P20"><text:tab/><text:tab/><text:tab/><text:span text:style-name="T17">&lt;release&gt;9&lt;/release&gt;</text:span></text:p>
      <text:p text:style-name="P20"><text:tab/><text:tab/>&lt;/configuration&gt;</text:p>
      <text:p text:style-name="P20"><text:tab/>&lt;/plugin&gt;</text:p>
      <text:p text:style-name="P20">&lt;/plugins&gt;</text:p>
      <text:p text:style-name="P23">&lt;build&gt;</text:p>
      <text:p text:style-name="P23"/>
      <text:p text:style-name="P9">Profiles</text:p>
      <text:p text:style-name="P25">- may be defined in project’s pom.xml</text:p>
      <text:p text:style-name="P25">- user settings.xml</text:p>
      <text:p text:style-name="P25">- global settings.xml</text:p>
      <text:p text:style-name="P25">- profile.xml (profile descriptor) in project root dir</text:p>
      <text:p text:style-name="P25"/>
      <text:p text:style-name="P25">&lt;profiles&gt;</text:p>
      <text:p text:style-name="P25"><text:tab/>&lt;profile&gt;</text:p>
      <text:p text:style-name="P25"><text:tab/>&lt;id&gt;unique-name-of-profile&lt;/id&gt;</text:p>
      <text:p text:style-name="P25"><text:tab/>&lt;activation&gt;</text:p>
      <text:p text:style-name="P25"><text:tab/><text:tab/>&lt;jdk&gt;[1.3, 1.6)&lt;/jdk&gt;</text:p>
      <text:p text:style-name="P25"><text:tab/><text:tab/><text:span text:style-name="T11">or </text:span></text:p>
      <text:p text:style-name="P25"><text:tab/><text:tab/>&lt;os&gt;</text:p>
      <text:p text:style-name="P25"><text:tab/><text:tab/><text:tab/>&lt;name&gt;Windows XP&lt;/name&gt;</text:p>
      <text:p text:style-name="P25"><text:tab/><text:tab/><text:tab/>&lt;family&gt;Windows&lt;/family&gt;</text:p>
      <text:p text:style-name="P25"><text:tab/><text:tab/><text:tab/>&lt;arch&gt;x86&lt;/arch&gt;</text:p>
      <text:p text:style-name="P25"><text:tab/><text:tab/><text:tab/>&lt;version&gt;5.1.2600&lt;/version&gt;</text:p>
      <text:p text:style-name="P25"><text:tab/><text:tab/>&lt;/os&gt;</text:p>
      <text:p text:style-name="P25"><text:tab/><text:tab/><text:span text:style-name="T11">or</text:span></text:p>
      <text:p text:style-name="P26"><text:tab/><text:tab/><text:span text:style-name="T19">&lt;property&gt;</text:span></text:p>
      <text:p text:style-name="P27"><text:tab/><text:tab/><text:tab/><text:span text:style-name="T19">&lt;name&gt;some-property&lt;/name&gt; - call mvn with -Dsome-property=some-value</text:span></text:p>
      <text:p text:style-name="P26"><text:tab/><text:tab/><text:tab/><text:span text:style-name="T19">&lt;value&gt;some-value&lt;/value&gt;</text:span></text:p>
      <text:p text:style-name="P25"><text:tab/><text:tab/><text:span text:style-name="T19">&lt;/property&gt;</text:span></text:p>
      <text:p text:style-name="P25"><text:tab/><text:tab/><text:span text:style-name="T14">or</text:span></text:p>
      <text:p text:style-name="P26"><text:tab/><text:tab/><text:span text:style-name="T19">&lt;activeByDefault&gt;true&lt;/activeByDefault&gt;</text:span></text:p>
      <text:p text:style-name="P25"><text:tab/>&lt;/activation&gt;</text:p>
      <text:p text:style-name="P25"><text:tab/><text:span text:style-name="T15">define specific elements here</text:span></text:p>
      <text:p text:style-name="P25"><text:span text:style-name="T15"><text:tab/>&lt;</text:span><text:span text:style-name="T20">repositories&gt;, &lt;dependencies&gt;, &lt;properties&gt;, &lt;modules&gt; </text:span></text:p>
      <text:p text:style-name="P25"><text:tab/>&lt;/profile&gt;</text:p>
      <text:p text:style-name="P25">&lt;/profiles&gt;</text:p>
      <text:p text:style-name="P25"/>
      <text:p text:style-name="P28">profile may also be activated by</text:p>
      <text:p text:style-name="P28">&lt;activeProfiles&gt;</text:p>
      <text:p text:style-name="P28"><text:tab/>&lt;activeProfile&gt;id of profile&lt;/activeProfile&gt;</text:p>
      <text:p text:style-name="P28">&lt;/activeProfiles&gt;</text:p>
      <text:p text:style-name="P34">or</text:p>
      <text:p text:style-name="P35">-P profile-name</text:p>
      <text:p text:style-name="P23"/>
      <text:p text:style-name="P8">Notes</text:p>
      <text:p text:style-name="P24">May be needed in configuration of surefire with java9 and above</text:p>
      <text:p text:style-name="P24"><text:soft-page-break/><text:s/>&lt;argLine&gt;</text:p>
      <text:p text:style-name="P24"><text:tab/>--illegal-access=permit</text:p>
      <text:p text:style-name="P24">&lt;/argLine&gt;</text:p>
      <text:p text:style-name="P10">Usefull properties</text:p>
      <text:p text:style-name="P29">&lt;properties&gt;</text:p>
      <text:p text:style-name="P29"><text:tab/>&lt;maven.test.skip&gt;true&lt;/maven.test.skip&gt;</text:p>
      <text:p text:style-name="P29">&lt;/properties&gt;</text:p>
      <text:p text:style-name="P20"/>
      <text:p text:style-name="P20"/>
      <text:p text:style-name="P16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9-10T16:20:17.640000000</dc:date>
    <meta:editing-duration>PT7H55M15S</meta:editing-duration>
    <meta:editing-cycles>27</meta:editing-cycles>
    <meta:document-statistic meta:table-count="0" meta:image-count="0" meta:object-count="0" meta:page-count="4" meta:paragraph-count="124" meta:word-count="500" meta:character-count="4485" meta:non-whitespace-character-count="3956"/>
  </office:meta>
</office:document-meta>
</file>